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1.1465in"/>
    </style:style>
    <style:style style:name="co8" style:family="table-column">
      <style:table-column-properties fo:break-before="auto" style:column-width="1.7043in"/>
    </style:style>
    <style:style style:name="co9" style:family="table-column">
      <style:table-column-properties fo:break-before="auto" style:column-width="1.2898in"/>
    </style:style>
    <style:style style:name="co10" style:family="table-column">
      <style:table-column-properties fo:break-before="auto" style:column-width="1.6402in"/>
    </style:style>
    <style:style style:name="co11" style:family="table-column">
      <style:table-column-properties fo:break-before="auto" style:column-width="1.1945in"/>
    </style:style>
    <style:style style:name="co12" style:family="table-column">
      <style:table-column-properties fo:break-before="auto" style:column-width="1.2102in"/>
    </style:style>
    <style:style style:name="co13" style:family="table-column">
      <style:table-column-properties fo:break-before="auto" style:column-width="1.3217in"/>
    </style:style>
    <style:style style:name="co14" style:family="table-column">
      <style:table-column-properties fo:break-before="auto" style:column-width="1.5583in"/>
    </style:style>
    <style:style style:name="co15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7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0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1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2" style:family="table-cell" style:parent-style-name="Default" style:data-style-name="N0">
      <style:table-cell-properties fo:border-bottom="none" fo:background-color="#00cc00" fo:border-left="0.0008in solid #000000" fo:border-right="0.0008in solid #000000" fo:border-top="none"/>
    </style:style>
    <style:style style:name="ce13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4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17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8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1" style:family="table-cell" style:parent-style-name="Default" style:data-style-name="N100">
      <style:table-cell-properties fo:background-color="#00cc00"/>
    </style:style>
    <style:style style:name="ce22" style:family="table-cell" style:parent-style-name="Default" style:data-style-name="N100"/>
    <style:style style:name="ce23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24" style:family="table-cell" style:parent-style-name="Default" style:data-style-name="N100">
      <style:table-cell-properties fo:background-color="#00cc00"/>
      <style:text-properties style:font-name="Liberation Sans" style:font-name-asian="Liberation Sans" style:font-name-complex="Liberation Sans"/>
    </style:style>
    <style:style style:name="ce25" style:family="table-cell" style:parent-style-name="Default" style:data-style-name="N100">
      <style:table-cell-properties fo:background-color="#00cc00"/>
      <style:text-properties fo:font-weight="normal" style:font-weight-asian="normal" style:font-weight-complex="normal"/>
    </style:style>
    <style:style style:name="ce26" style:family="table-cell" style:parent-style-name="Default" style:data-style-name="N100">
      <style:text-properties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8" style:family="table-cell" style:parent-style-name="Default" style:data-style-name="N100">
      <style:table-cell-properties fo:background-color="#ffffff"/>
      <style:text-properties fo:font-weight="normal" style:font-weight-asian="normal" style:font-weight-complex="normal"/>
    </style:style>
    <style:style style:name="ce29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1"/>
        <table:table-column table:style-name="co4" table:default-cell-style-name="ce11"/>
        <table:table-column table:style-name="co5" table:default-cell-style-name="ce14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8" table:default-cell-style-name="ce22"/>
        <table:table-column table:style-name="co8" table:default-cell-style-name="ce1"/>
        <table:table-column table:style-name="co9" table:default-cell-style-name="ce22"/>
        <table:table-column table:style-name="co10" table:default-cell-style-name="ce1"/>
        <table:table-column table:style-name="co11" table:default-cell-style-name="ce1"/>
        <table:table-column table:style-name="co12" table:default-cell-style-name="ce22"/>
        <table:table-column table:style-name="co13" table:default-cell-style-name="ce1"/>
        <table:table-column table:style-name="co3" table:default-cell-style-name="ce1"/>
        <table:table-column table:style-name="co14" table:default-cell-style-name="ce22"/>
        <table:table-column table:style-name="co3" table:number-columns-repeated="1003" table:default-cell-style-name="ce1"/>
        <table:table-column table:style-name="co15" table:default-cell-style-name="ce1"/>
        <table:table-row table:style-name="ro1">
          <table:table-cell table:number-columns-repeated="2"/>
          <table:table-cell table:style-name="ce8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9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8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4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5" office:value-type="string">
            <text:p>use_urbf</text:p>
          </table:table-cell>
          <table:table-cell table:style-name="ce2" office:value-type="string">
            <text:p>function</text:p>
          </table:table-cell>
          <table:table-cell table:style-name="ce2" office:value-type="string">
            <text:p>sample_rates</text:p>
          </table:table-cell>
          <table:table-cell table:style-name="ce20" office:value-type="string">
            <text:p>difficulty</text:p>
          </table:table-cell>
          <table:table-cell table:style-name="ce2" office:value-type="string">
            <text:p>in_features</text:p>
          </table:table-cell>
          <table:table-cell table:style-name="ce15" office:value-type="string">
            <text:p>func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trainer</text:p>
          </table:table-cell>
          <table:table-cell table:style-name="ce15" office:value-type="string">
            <text:p>urbf_learning_rate</text:p>
          </table:table-cell>
          <table:table-cell table:style-name="ce15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5" office:value-type="string">
            <text:p>model_ranges</text:p>
          </table:table-cell>
          <table:table-cell table:style-name="ce2" office:value-type="string">
            <text:p>batch_size</text:p>
          </table:table-cell>
          <table:table-cell table:style-name="ce15" office:value-type="string">
            <text:p>use_split_merge</text:p>
          </table:table-cell>
          <table:table-cell table:style-name="ce15" office:value-type="string">
            <text:p>split_merge_temperature</text:p>
          </table:table-cell>
          <table:table-cell table:style-name="ce15" office:value-type="string">
            <text:p>init_with_spektral</text:p>
          </table:table-cell>
          <table:table-cell table:style-name="ce27" office:value-type="string">
            <text:p>use_adaptive_range</text:p>
          </table:table-cell>
          <table:table-cell table:style-name="ce2" office:value-type="string">
            <text:p>use_dynamic_architecture</text:p>
          </table:table-cell>
          <table:table-cell table:style-name="ce2" table:number-columns-repeated="100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16" office:value-type="string">
            <text:p>False</text:p>
          </table:table-cell>
          <table:table-cell table:style-name="ce18" office:value-type="string">
            <text:p>SinusodialFunction</text:p>
          </table:table-cell>
          <table:table-cell table:style-name="ce18" office:value-type="string">
            <text:p>[10,10]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1" office:value-type="string">
            <text:p>(0,5)</text:p>
          </table:table-cell>
          <table:table-cell table:style-name="ce21" office:value-type="string">
            <text:p>SKLFi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5" office:value-type="string">
            <text:p>False</text:p>
          </table:table-cell>
          <table:table-cell table:style-name="ce29" table:number-columns-repeated="1002"/>
        </table:table-row>
        <table:table-row table:style-name="ro1">
          <table:table-cell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office:value-type="string">
            <text:p>SKLFit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office:value-type="string">
            <text:p>SKLFit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office:value-type="string">
            <text:p>SKLFit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False</text:p>
          </table:table-cell>
          <table:table-cell table:style-name="ce18" office:value-type="string">
            <text:p>SinusodialFunction</text:p>
          </table:table-cell>
          <table:table-cell table:style-name="ce18" office:value-type="string">
            <text:p>[10,10]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1" office:value-type="string">
            <text:p>(0,5)</text:p>
          </table:table-cell>
          <table:table-cell table:style-name="ce21" office:value-type="string">
            <text:p>AdamTrain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5" office:value-type="string">
            <text:p>False</text:p>
          </table:table-cell>
          <table:table-cell table:style-name="ce29" table:number-columns-repeated="1002"/>
        </table:table-row>
        <table:table-row table:style-name="ro1">
          <table:table-cell office:value-type="float" office:value="6">
            <text:p>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float" office:value="0">
            <text:p>0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7">
            <text:p>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float" office:value="0">
            <text:p>0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float" office:value="0">
            <text:p>0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SinusodialFunction</text:p>
          </table:table-cell>
          <table:table-cell table:style-name="ce18" office:value-type="string">
            <text:p>[10,10]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1" office:value-type="string">
            <text:p>(0,5)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number-columns-repeated="2" table:style-name="ce25" office:value-type="string">
            <text:p>False</text:p>
          </table:table-cell>
          <table:table-cell table:style-name="ce3" table:number-columns-repeated="1002"/>
        </table:table-row>
        <table:table-row table:style-name="ro1">
          <table:table-cell office:value-type="float" office:value="10">
            <text:p>1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Tru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11">
            <text:p>1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Tru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12">
            <text:p>1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Tru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SinusodialFunction</text:p>
          </table:table-cell>
          <table:table-cell table:style-name="ce18" office:value-type="string">
            <text:p>[10,10]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1" office:value-type="string">
            <text:p>(0,5)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number-columns-repeated="2" table:style-name="ce25" office:value-type="string">
            <text:p>False</text:p>
          </table:table-cell>
          <table:table-cell table:style-name="ce3" table:number-columns-repeated="1002"/>
        </table:table-row>
        <table:table-row table:style-name="ro1">
          <table:table-cell office:value-type="float" office:value="14">
            <text:p>1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Tru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15">
            <text:p>1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Tru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Tru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5" office:value-type="float" office:value="4">
            <text:p>4</text:p>
          </table:table-cell>
          <table:table-cell table:style-name="ce12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SinusodialFunction</text:p>
          </table:table-cell>
          <table:table-cell table:style-name="ce18" office:value-type="string">
            <text:p>[10,10]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1" office:value-type="string">
            <text:p>(0,5)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5" office:value-type="string">
            <text:p>False</text:p>
          </table:table-cell>
          <table:table-cell table:style-name="ce3" table:number-columns-repeated="1002"/>
        </table:table-row>
        <table:table-row table:style-name="ro1">
          <table:table-cell office:value-type="float" office:value="18">
            <text:p>18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19">
            <text:p>1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20">
            <text:p>20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SinusodialFunction</text:p>
          </table:table-cell>
          <table:table-cell table:style-name="ce18" office:value-type="string">
            <text:p>[10,10]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1" office:value-type="string">
            <text:p>(0,5)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5" office:value-type="string">
            <text:p>False</text:p>
          </table:table-cell>
          <table:table-cell table:style-name="ce3" table:number-columns-repeated="1002"/>
        </table:table-row>
        <table:table-row table:style-name="ro1">
          <table:table-cell office:value-type="float" office:value="22">
            <text:p>2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23">
            <text:p>2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24">
            <text:p>2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16" office:value-type="string">
            <text:p>False</text:p>
          </table:table-cell>
          <table:table-cell table:style-name="ce18" office:value-type="string">
            <text:p>SinusodialFunction</text:p>
          </table:table-cell>
          <table:table-cell table:style-name="ce18" office:value-type="string">
            <text:p>[10,10]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0,5)</text:p>
          </table:table-cell>
          <table:table-cell table:style-name="ce21" office:value-type="string">
            <text:p>SKLFi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5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26">
            <text:p>26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office:value-type="string">
            <text:p>SKLFit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27">
            <text:p>27</text:p>
          </table:table-cell>
          <table:table-cell table:style-name="ce6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office:value-type="string">
            <text:p>SKLFit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28">
            <text:p>28</text:p>
          </table:table-cell>
          <table:table-cell table:style-name="ce7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office:value-type="string">
            <text:p>SKLFit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False</text:p>
          </table:table-cell>
          <table:table-cell table:style-name="ce18" office:value-type="string">
            <text:p>SinusodialFunction</text:p>
          </table:table-cell>
          <table:table-cell table:style-name="ce18" office:value-type="string">
            <text:p>[10,10]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0,5)</text:p>
          </table:table-cell>
          <table:table-cell table:style-name="ce21" office:value-type="string">
            <text:p>AdamTrain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5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30">
            <text:p>3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float" office:value="0">
            <text:p>0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31">
            <text:p>3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float" office:value="0">
            <text:p>0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32">
            <text:p>3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float" office:value="0">
            <text:p>0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SinusodialFunction</text:p>
          </table:table-cell>
          <table:table-cell table:style-name="ce18" office:value-type="string">
            <text:p>[10,10]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0,5)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number-columns-repeated="2" table:style-name="ce25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34">
            <text:p>3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Tru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35">
            <text:p>3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Tru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36">
            <text:p>3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Tru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SinusodialFunction</text:p>
          </table:table-cell>
          <table:table-cell table:style-name="ce18" office:value-type="string">
            <text:p>[10,10]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0,5)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number-columns-repeated="2" table:style-name="ce25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38">
            <text:p>38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Tru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39">
            <text:p>3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Tru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40">
            <text:p>40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Tru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5" office:value-type="float" office:value="4">
            <text:p>4</text:p>
          </table:table-cell>
          <table:table-cell table:style-name="ce12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SinusodialFunction</text:p>
          </table:table-cell>
          <table:table-cell table:style-name="ce18" office:value-type="string">
            <text:p>[10,10]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0,5)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5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42">
            <text:p>42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43">
            <text:p>4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44">
            <text:p>44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SinusodialFunction</text:p>
          </table:table-cell>
          <table:table-cell table:style-name="ce18" office:value-type="string">
            <text:p>[10,10]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0,5)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5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46">
            <text:p>4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47">
            <text:p>4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48">
            <text:p>4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table:style-name="ce3" office:value-type="float" office:value="49">
            <text:p>4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16" office:value-type="string">
            <text:p>False</text:p>
          </table:table-cell>
          <table:table-cell table:style-name="ce18" office:value-type="string">
            <text:p>SinusodialFunction</text:p>
          </table:table-cell>
          <table:table-cell table:style-name="ce18" office:value-type="string">
            <text:p>[10,10]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2" table:style-name="ce21" office:value-type="string">
            <text:p>(0,5)</text:p>
          </table:table-cell>
          <table:table-cell table:style-name="ce21" office:value-type="string">
            <text:p>SKLFi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5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50">
            <text:p>50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office:value-type="string">
            <text:p>SKLFit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51">
            <text:p>51</text:p>
          </table:table-cell>
          <table:table-cell table:style-name="ce6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office:value-type="string">
            <text:p>SKLFit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52">
            <text:p>52</text:p>
          </table:table-cell>
          <table:table-cell table:style-name="ce7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office:value-type="string">
            <text:p>SKLFit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table:style-name="ce3" office:value-type="float" office:value="53">
            <text:p>5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False</text:p>
          </table:table-cell>
          <table:table-cell table:style-name="ce18" office:value-type="string">
            <text:p>SinusodialFunction</text:p>
          </table:table-cell>
          <table:table-cell table:style-name="ce18" office:value-type="string">
            <text:p>[10,10]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2" table:style-name="ce21" office:value-type="string">
            <text:p>(0,5)</text:p>
          </table:table-cell>
          <table:table-cell table:style-name="ce21" office:value-type="string">
            <text:p>AdamTrain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5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54">
            <text:p>5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float" office:value="0">
            <text:p>0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55">
            <text:p>5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float" office:value="0">
            <text:p>0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56">
            <text:p>5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float" office:value="0">
            <text:p>0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table:style-name="ce3" office:value-type="float" office:value="57">
            <text:p>57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SinusodialFunction</text:p>
          </table:table-cell>
          <table:table-cell table:style-name="ce18" office:value-type="string">
            <text:p>[10,10]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2" table:style-name="ce21" office:value-type="string">
            <text:p>(0,5)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number-columns-repeated="2" table:style-name="ce25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58">
            <text:p>58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Tru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59">
            <text:p>5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Tru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60">
            <text:p>60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Tru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table:style-name="ce3" office:value-type="float" office:value="61">
            <text:p>6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SinusodialFunction</text:p>
          </table:table-cell>
          <table:table-cell table:style-name="ce18" office:value-type="string">
            <text:p>[10,10]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2" table:style-name="ce21" office:value-type="string">
            <text:p>(0,5)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number-columns-repeated="2" table:style-name="ce25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62">
            <text:p>6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Tru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63">
            <text:p>6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Tru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64">
            <text:p>6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Tru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table:style-name="ce3" office:value-type="float" office:value="65">
            <text:p>65</text:p>
          </table:table-cell>
          <table:table-cell table:style-name="ce5" office:value-type="float" office:value="4">
            <text:p>4</text:p>
          </table:table-cell>
          <table:table-cell table:style-name="ce12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SinusodialFunction</text:p>
          </table:table-cell>
          <table:table-cell table:style-name="ce18" office:value-type="string">
            <text:p>[10,10]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2" table:style-name="ce21" office:value-type="string">
            <text:p>(0,5)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5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66">
            <text:p>66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67">
            <text:p>6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68">
            <text:p>68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table:style-name="ce3" office:value-type="float" office:value="69">
            <text:p>6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SinusodialFunction</text:p>
          </table:table-cell>
          <table:table-cell table:style-name="ce18" office:value-type="string">
            <text:p>[10,10]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2" table:style-name="ce21" office:value-type="string">
            <text:p>(0,5)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5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70">
            <text:p>7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71">
            <text:p>7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72">
            <text:p>7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table:style-name="ce3" office:value-type="float" office:value="73">
            <text:p>7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16" office:value-type="string">
            <text:p>False</text:p>
          </table:table-cell>
          <table:table-cell table:style-name="ce18" office:value-type="string">
            <text:p>SinusodialFunction</text:p>
          </table:table-cell>
          <table:table-cell table:style-name="ce18" office:value-type="string">
            <text:p>[10,10]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2" table:style-name="ce21" office:value-type="string">
            <text:p>(0,5)</text:p>
          </table:table-cell>
          <table:table-cell table:style-name="ce21" office:value-type="string">
            <text:p>SKLFi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5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74">
            <text:p>74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office:value-type="string">
            <text:p>SKLFit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75">
            <text:p>75</text:p>
          </table:table-cell>
          <table:table-cell table:style-name="ce6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office:value-type="string">
            <text:p>SKLFit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76">
            <text:p>76</text:p>
          </table:table-cell>
          <table:table-cell table:style-name="ce7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office:value-type="string">
            <text:p>SKLFit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table:style-name="ce3" office:value-type="float" office:value="77">
            <text:p>77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False</text:p>
          </table:table-cell>
          <table:table-cell table:style-name="ce18" office:value-type="string">
            <text:p>SinusodialFunction</text:p>
          </table:table-cell>
          <table:table-cell table:style-name="ce18" office:value-type="string">
            <text:p>[10,10]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2" table:style-name="ce21" office:value-type="string">
            <text:p>(0,5)</text:p>
          </table:table-cell>
          <table:table-cell table:style-name="ce21" office:value-type="string">
            <text:p>AdamTrain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5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78">
            <text:p>78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float" office:value="0">
            <text:p>0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79">
            <text:p>7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float" office:value="0">
            <text:p>0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80">
            <text:p>80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float" office:value="0">
            <text:p>0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table:style-name="ce3" office:value-type="float" office:value="81">
            <text:p>8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SinusodialFunction</text:p>
          </table:table-cell>
          <table:table-cell table:style-name="ce18" office:value-type="string">
            <text:p>[10,10]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2" table:style-name="ce21" office:value-type="string">
            <text:p>(0,5)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number-columns-repeated="2" table:style-name="ce25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82">
            <text:p>8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Tru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83">
            <text:p>8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Tru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84">
            <text:p>8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Tru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table:style-name="ce3" office:value-type="float" office:value="85">
            <text:p>8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SinusodialFunction</text:p>
          </table:table-cell>
          <table:table-cell table:style-name="ce18" office:value-type="string">
            <text:p>[10,10]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2" table:style-name="ce21" office:value-type="string">
            <text:p>(0,5)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number-columns-repeated="2" table:style-name="ce25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86">
            <text:p>8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Tru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87">
            <text:p>8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Tru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88">
            <text:p>8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Tru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table:style-name="ce3" office:value-type="float" office:value="89">
            <text:p>89</text:p>
          </table:table-cell>
          <table:table-cell table:style-name="ce5" office:value-type="float" office:value="4">
            <text:p>4</text:p>
          </table:table-cell>
          <table:table-cell table:style-name="ce12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SinusodialFunction</text:p>
          </table:table-cell>
          <table:table-cell table:style-name="ce18" office:value-type="string">
            <text:p>[10,10]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2" table:style-name="ce21" office:value-type="string">
            <text:p>(0,5)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5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90">
            <text:p>90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91">
            <text:p>9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92">
            <text:p>92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table:style-name="ce3" office:value-type="float" office:value="93">
            <text:p>9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SinusodialFunction</text:p>
          </table:table-cell>
          <table:table-cell table:style-name="ce18" office:value-type="string">
            <text:p>[10,10]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2" table:style-name="ce21" office:value-type="string">
            <text:p>(0,5)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5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94">
            <text:p>9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95">
            <text:p>9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>
          <table:table-cell office:value-type="float" office:value="96">
            <text:p>9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SinusodialFunction</text:p>
          </table:table-cell>
          <table:table-cell table:style-name="ce19" office:value-type="string">
            <text:p>[10,10]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0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number-columns-repeated="2" table:style-name="ce28" office:value-type="string">
            <text:p>False</text:p>
          </table:table-cell>
          <table:table-cell table:number-columns-repeated="1002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09">01/09/2024</text:date>, <text:time>13:52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1-09T13:52:48</dc:date>
    <meta:editing-cycles>219</meta:editing-cycles>
    <meta:editing-duration>PT4H15M50S</meta:editing-duration>
    <meta:document-statistic meta:table-count="1" meta:cell-count="2139" meta:object-count="0"/>
  </office:meta>
</office:document-meta>
</file>